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A0000011530AD2B183923B0A2.png" manifest:media-type="image/png"/>
  <manifest:file-entry manifest:full-path="Pictures/1000116B00002A6000001CA54832627E106CFDFC.svg" manifest:media-type="image/svg+xml"/>
  <manifest:file-entry manifest:full-path="Pictures/1000000000000400000003C0E3B84D2D81998D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27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116cm, 0cm, 5.461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8.434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Courier" fo:font-size="96pt" style:font-size-asian="96pt" style:font-size-complex="96pt"/>
    </style:style>
    <style:style style:name="P3" style:family="paragraph">
      <loext:graphic-properties draw:fill="none" draw:fill-color="#ffffff"/>
      <style:text-properties style:font-name="Courier" fo:font-size="96pt" style:font-size-asian="96pt" style:font-size-complex="96pt"/>
    </style:style>
    <style:style style:name="T1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366cm" svg:height="6.907cm" svg:x="2.397cm" svg:y="0cm">
          <draw:image xlink:href="Pictures/1000000000000400000003C0E3B84D2D81998D38.png" xlink:type="simple" xlink:show="embed" xlink:actuate="onLoad">
            <text:p/>
          </draw:image>
        </draw:frame>
        <draw:frame draw:style-name="gr2" draw:text-style-name="P3" draw:layer="layout" svg:width="34.544cm" svg:height="7.905cm" svg:x="0.8cm" svg:y="1.607cm">
          <draw:text-box>
            <text:p text:style-name="P2"><text:span text:style-name="T1">P <text:s text:c="2"/>rous</text:span></text:p>
            <text:p text:style-name="P2"><text:span text:style-name="T1">Materials.</text:span></text:p>
          </draw:text-box>
        </draw:frame>
        <draw:g>
          <draw:frame draw:style-name="gr3" draw:text-style-name="P1" draw:layer="layout" svg:width="1.269cm" svg:height="7.332cm" svg:x="22.383cm" svg:y="3.667cm">
            <draw:image xlink:href="Pictures/1000116B00002A6000001CA54832627E106CFDFC.svg" xlink:type="simple" xlink:show="embed" xlink:actuate="onLoad">
              <text:p/>
            </draw:image>
            <draw:image xlink:href="Pictures/100002010000019A0000011530AD2B183923B0A2.png" xlink:type="simple" xlink:show="embed" xlink:actuate="onLoad"/>
          </draw:frame>
          <draw:frame draw:style-name="gr4" draw:text-style-name="P1" draw:layer="layout" svg:width="2.412cm" svg:height="7.332cm" svg:x="20.123cm" svg:y="3.713cm">
            <draw:image xlink:href="Pictures/1000116B00002A6000001CA54832627E106CFDFC.svg" xlink:type="simple" xlink:show="embed" xlink:actuate="onLoad">
              <text:p/>
            </draw:image>
            <draw:image xlink:href="Pictures/100002010000019A0000011530AD2B183923B0A2.png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0T17:08:24.243476159</meta:creation-date>
    <dc:date>2018-06-20T17:19:44.686947530</dc:date>
    <meta:editing-duration>PT11M19S</meta:editing-duration>
    <meta:editing-cycles>2</meta:editing-cycles>
    <meta:generator>LibreOffice/5.1.6.2$Linux_X86_64 LibreOffice_project/10m0$Build-2</meta:generator>
    <meta:document-statistic meta:object-count="5"/>
  </office:meta>
</office:document-meta>
</file>